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_p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std. Er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26971" calcext:value-type="float">
            <text:p>0.6026971</text:p>
          </table:table-cell>
          <table:table-cell office:value-type="float" office:value="0.0011542" calcext:value-type="float">
            <text:p>0.0011542</text:p>
          </table:table-cell>
          <table:table-cell office:value-type="float" office:value="0.6004327" calcext:value-type="float">
            <text:p>0.6004327</text:p>
          </table:table-cell>
          <table:table-cell office:value-type="float" office:value="0.6049571" calcext:value-type="float">
            <text:p>0.6049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797766" calcext:value-type="float">
            <text:p>0.2797766</text:p>
          </table:table-cell>
          <table:table-cell office:value-type="float" office:value="0.0010588" calcext:value-type="float">
            <text:p>0.0010588</text:p>
          </table:table-cell>
          <table:table-cell office:value-type="float" office:value="0.2777061" calcext:value-type="float">
            <text:p>0.2777061</text:p>
          </table:table-cell>
          <table:table-cell office:value-type="float" office:value="0.2818565" calcext:value-type="float">
            <text:p>0.28185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175263" calcext:value-type="float">
            <text:p>0.1175263</text:p>
          </table:table-cell>
          <table:table-cell office:value-type="float" office:value="0.0007596" calcext:value-type="float">
            <text:p>0.0007596</text:p>
          </table:table-cell>
          <table:table-cell office:value-type="float" office:value="0.1160456" calcext:value-type="float">
            <text:p>0.1160456</text:p>
          </table:table-cell>
          <table:table-cell office:value-type="float" office:value="0.1190233" calcext:value-type="float">
            <text:p>0.11902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 style:data-style-name="N2" text:time-value="14:39:00.7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0T13:58:19.879000000</meta:creation-date>
    <dc:date>2023-11-20T15:30:04.897000000</dc:date>
    <meta:editing-duration>PT52M54S</meta:editing-duration>
    <meta:editing-cycles>9</meta:editing-cycles>
    <meta:generator>LibreOffice/6.1.6.3$Windows_X86_64 LibreOffice_project/5896ab1714085361c45cf540f76f60673dd96a72</meta:generator>
    <meta:document-statistic meta:table-count="1" meta:cell-count="20" meta:object-count="0"/>
  </office:meta>
</office:document-meta>
</file>